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8f94" officeooo:paragraph-rsid="001e8f94"/>
    </style:style>
    <style:style style:name="P2" style:family="paragraph" style:parent-style-name="Title">
      <style:text-properties officeooo:rsid="001e8f94" officeooo:paragraph-rsid="001e8f94"/>
    </style:style>
    <style:style style:name="P3" style:family="paragraph" style:parent-style-name="Heading_20_1">
      <style:text-properties officeooo:rsid="001e8f94" officeooo:paragraph-rsid="001e8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äärittelydokumentti</text:p>
      <text:h text:style-name="P3" text:outline-level="1">Aihe</text:h>
      <text:p text:style-name="P1">Tarkoitus on toteuttaa ohjelma, joka analysoi eri reitinhakualgoritmien tehokkuuksia erilaisilla syötteillä. Ohjelmalle annetaan syötteeksi (mustavalkoinen) kuvatiedosto sekä aloitus- ja lopetuspiste. Kuva määrittelee sokkelon, labyrintin tai muun alueen, jossa on esteitä (mustat pikselit) ja vapaata tilaa (valkoiset pikselit). Ohjelma ratkaisee lyhimmän reitin alku- ja loppupisteen välillä käyttäen useita eri algoritmeja ja mittaa niihin käytetyn suoritusajan.</text:p>
      <text:p text:style-name="P1">Ohjelma palauttaa jokaiseen algoritmiin kuluneen ajan sekä luo uudet kuvatiedostot, joissa näkyy ratkaistut reitit sekä mahdollisesti muuta tietoa, kuten kaikki tarkistetut pikselit.</text:p>
      <text:h text:style-name="P3" text:outline-level="1">Algoritmit ja tietorakenteet</text:h>
      <text:p text:style-name="P1">Ohjelmaan on tarkoitus toteuttaa useita ratkaisualgoritmeja, kuten esimerkiksi A*, jump point search, dijkstra, breadth-first search, depth-first search (ei löydä aina lyhintä) sekä mahdollisesti muita, jos tulee lisää mieleen. Eri algoritmien sisällä voi vielä olla eri vaihtoehtoja etäisyysheuristiikalle, kuten esimerkiksi manhattan-etäisyys ja euklidinen etäisyys.</text:p>
      <text:p text:style-name="P1">Tarvittaviin tietorakenteisiin kuuluu tietysti itse verkko, joka luetaan syötteestä ja sisältää ratkaistavan ongelman. Edellä mainittujen algoritmien toteuttamiseen tarvittavia tietorakenteita ovat ainakin min-heap, hash set, queue, stack sekä mahdollisesti erikoistuneempia rakenteita, kuten keko sisäisellä hajautustaululla sisältyvyyden tarkistuksen nopeuttamiseen. </text:p>
      <text:h text:style-name="P3" text:outline-level="1">Aika- ja tilavaativuudet</text:h>
      <text:p text:style-name="P1">Algoritmista riippumatta suoritukseen kuluva aika riippuu täysin annetun syötteen laadusta (kuinka monimutkainen reitti? ratkeaako ollenkaan?). Kaikissa algoritmeissa huonoimmassa tapauksessa (ei ratkaisua) aika- ja tilavaativuus on O(|E|), missä E on solmujen eli valkoisen pikseleiden määrä, sillä jokainen solmu on tutkitt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02:14:13.824000000</meta:creation-date>
    <dc:date>2015-01-15T02:19:47.509000000</dc:date>
    <meta:editing-duration>P0D</meta:editing-duration>
    <meta:editing-cycles>1</meta:editing-cycles>
    <meta:document-statistic meta:table-count="0" meta:image-count="0" meta:object-count="0" meta:page-count="1" meta:paragraph-count="9" meta:word-count="204" meta:character-count="1789" meta:non-whitespace-character-count="1789"/>
    <meta:generator>LibreOffice/4.2.1.1$Windows_x86 LibreOffice_project/d7dbbd7842e6a58b0f521599204e827654e1fb8b</meta:generator>
  </office:meta>
</office:document-meta>
</file>